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2.574cm"/>
    </style:style>
    <style:style style:name="co3" style:family="table-column">
      <style:table-column-properties fo:break-before="auto" style:column-width="2.773cm"/>
    </style:style>
    <style:style style:name="co4" style:family="table-column">
      <style:table-column-properties fo:break-before="auto" style:column-width="15.556cm"/>
    </style:style>
    <style:style style:name="co5" style:family="table-column">
      <style:table-column-properties fo:break-before="auto" style:column-width="2.875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4.486cm"/>
    </style:style>
    <style:style style:name="co8" style:family="table-column">
      <style:table-column-properties fo:break-before="auto" style:column-width="4.165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5.318cm"/>
    </style:style>
    <style:style style:name="co11" style:family="table-column">
      <style:table-column-properties fo:break-before="auto" style:column-width="15.055cm"/>
    </style:style>
    <style:style style:name="co12" style:family="table-column">
      <style:table-column-properties fo:break-before="auto" style:column-width="9.26cm"/>
    </style:style>
    <style:style style:name="co13" style:family="table-column">
      <style:table-column-properties fo:break-before="auto" style:column-width="7.87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148cm" fo:break-before="auto" style:use-optimal-row-height="false"/>
    </style:style>
    <style:style style:name="ro2" style:family="table-row">
      <style:table-row-properties style:row-height="9.428cm" fo:break-before="auto" style:use-optimal-row-height="false"/>
    </style:style>
    <style:style style:name="ro3" style:family="table-row">
      <style:table-row-properties style:row-height="7.084cm" fo:break-before="auto" style:use-optimal-row-height="false"/>
    </style:style>
    <style:style style:name="ro4" style:family="table-row">
      <style:table-row-properties style:row-height="6.604cm" fo:break-before="auto" style:use-optimal-row-height="false"/>
    </style:style>
    <style:style style:name="ro5" style:family="table-row">
      <style:table-row-properties style:row-height="4.851cm" fo:break-before="auto" style:use-optimal-row-height="false"/>
    </style:style>
    <style:style style:name="ro6" style:family="table-row">
      <style:table-row-properties style:row-height="6.126cm" fo:break-before="auto" style:use-optimal-row-height="false"/>
    </style:style>
    <style:style style:name="ro7" style:family="table-row">
      <style:table-row-properties style:row-height="6.461cm" fo:break-before="auto" style:use-optimal-row-height="false"/>
    </style:style>
    <style:style style:name="ro8" style:family="table-row">
      <style:table-row-properties style:row-height="6.221cm" fo:break-before="auto" style:use-optimal-row-height="false"/>
    </style:style>
    <style:style style:name="ro9" style:family="table-row">
      <style:table-row-properties style:row-height="6.749cm" fo:break-before="auto" style:use-optimal-row-height="false"/>
    </style:style>
    <style:style style:name="ro10" style:family="table-row">
      <style:table-row-properties style:row-height="6.892cm" fo:break-before="auto" style:use-optimal-row-height="false"/>
    </style:style>
    <style:style style:name="ro11" style:family="table-row">
      <style:table-row-properties style:row-height="5.791cm" fo:break-before="auto" style:use-optimal-row-height="false"/>
    </style:style>
    <style:style style:name="ro12" style:family="table-row">
      <style:table-row-properties style:row-height="6.366cm" fo:break-before="auto" style:use-optimal-row-height="false"/>
    </style:style>
    <style:style style:name="ro13" style:family="table-row">
      <style:table-row-properties style:row-height="5.983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port-StringCompr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3" office:value-type="string" calcext:value-type="string">
            <text:p>killed_by_suites</text:p>
          </table:table-cell>
          <table:table-cell table:style-name="ce3" office:value-type="string" calcext:value-type="string">
            <text:p>survived_in_suites</text:p>
          </table:table-cell>
          <table:table-cell table:style-name="ce3" office:value-type="string" calcext:value-type="string">
            <text:p>no_coverage_suites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8" office:value-type="string" calcext:value-type="string">
            <text:p>M001</text:p>
          </table:table-cell>
          <table:table-cell table:style-name="ce8" office:value-type="string" calcext:value-type="string">
            <text:p>OP01</text:p>
          </table:table-cell>
          <table:table-cell table:style-name="ce8" office:value-type="string" calcext:value-type="string">
            <text:p>org.pitest.mutationtest.engine.gregor.mutators.ConditionalsBoundaryMutator</text:p>
          </table:table-cell>
          <table:table-cell table:style-name="ce8" office:value-type="string" calcext:value-type="string">
            <text:p>compress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10" office:value-type="string" calcext:value-type="string">
            <text:p>StringCompressionGrok_POT3Test</text:p>
          </table:table-cell>
        </table:table-row>
        <table:table-row table:style-name="ro3">
          <table:table-cell table:style-name="ce2" office:value-type="string" calcext:value-type="string">
            <text:p>StringCompression</text:p>
          </table:table-cell>
          <table:table-cell table:style-name="ce8" office:value-type="string" calcext:value-type="string">
            <text:p>M002</text:p>
          </table:table-cell>
          <table:table-cell table:style-name="ce8" office:value-type="string" calcext:value-type="string">
            <text:p>OP02</text:p>
          </table:table-cell>
          <table:table-cell table:style-name="ce8" office:value-type="string" calcext:value-type="string">
            <text:p>org.pitest.mutationtest.engine.gregor.mutators.MathMutator</text:p>
          </table:table-cell>
          <table:table-cell table:style-name="ce8" office:value-type="string" calcext:value-type="string">
            <text:p>compress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StringCompressionGrok_OS1Test, StringCompressionLlama_ZS3Test, StringCompressionQwen_FS4Test, StringCompressionGrok_COC4Test, StringCompressionGrok_FS1Test, StringCompressionGrok_FS4Test, StringCompressionGrok_ZS1Test, StringCompressionGrok_ZS3Test, StringCompressionGrok_ZS2Test</text:p>
          </table:table-cell>
          <table:table-cell table:style-name="ce10" office:value-type="string" calcext:value-type="string">
            <text:p>StringCompressionGrok_POT5Test, StringCompressionLlama_COC2Test, StringCompressionLlama_COC3Test, StringCompressionLlama_COC5Test, StringCompressionLlama_COC1Test, StringCompressionLlama_FS5Test, StringCompressionGrok_FS2Test, StringCompressionGrok_COC3Test, StringCompressionGrok_OS2Test, StringCompressionLlama_OS3Test, StringCompressionLlama_POT3Test, StringCompressionGrok_OS4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10" office:value-type="string" calcext:value-type="string">
            <text:p>StringCompressionGrok_POT3Test</text:p>
          </table:table-cell>
        </table:table-row>
        <table:table-row table:style-name="ro3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4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5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05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5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06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5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07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5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08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5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09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5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0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5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1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Grok_FS4Test, StringCompressionGrok_OS4Test, StringCompressionGrok_ZS1Test, StringCompressionGrok_ZS3Test, StringCompressionGrok_ZS2Test, StringCompressionGrok_OS3Test, StringCompressionGrok_COC1Test, StringCompressionLlama_COC4Test, StringCompressionGrok_COC2Test, StringCompressionGrok_COC5Test</text:p>
          </table:table-cell>
          <table:table-cell table:style-name="ce4" office:value-type="string" calcext:value-type="string">
            <text:p>StringCompressionLlama_POT3Test, StringCompressionLlama_POT4Test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6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2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7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3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8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4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9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5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10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6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5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7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11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8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1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9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returns.EmptyObjectReturnV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13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20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returns.EmptyObjectReturnV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tringCompressionGrok_OS1Test, StringCompressionGrok_POT5Test, StringCompressionLlama_ZS3Test, StringCompressionLlama_COC2Test, StringCompressionQwen_FS4Test, StringCompressionLlama_COC3Test, StringCompressionLlama_COC5Test, StringCompressionLlama_COC1Test, StringCompressionLlama_FS5Test, StringCompressionGrok_FS2Test, StringCompressionGrok_COC4Test, StringCompressionGrok_FS1Test, StringCompressionGrok_COC3Test, StringCompressionGrok_OS2Test, StringCompressionLlama_OS3Test, StringCompressionLlama_POT3Test, StringCompressionGrok_FS4Test, StringCompressionGrok_OS4Test, StringCompressionGrok_ZS1Test, StringCompressionGrok_ZS3Test, StringCompressionGrok_ZS2Test, StringCompressionGrok_OS3Test, StringCompressionGrok_COC1Test, StringCompressionLlama_COC4Test, StringCompressionLlama_POT4Test, StringCompressionGrok_COC2Test, StringCompressionGrok_COC5Test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POT3Test</text:p>
          </table:table-cell>
        </table:table-row>
        <table:table-row table:style-name="ro14" table:number-rows-repeated="1048554">
          <table:table-cell table:number-columns-repeated="13"/>
        </table:table-row>
        <table:table-row table:style-name="ro14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 style:data-style-name="N2" text:time-value="09:04:49.42677558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5T09:06:59.348833940</dc:date>
    <meta:editing-duration>PT8M33S</meta:editing-duration>
    <meta:editing-cycles>5</meta:editing-cycles>
    <meta:generator>LibreOffice/24.2.7.2$Linux_X86_64 LibreOffice_project/420$Build-2</meta:generator>
    <meta:document-statistic meta:table-count="1" meta:cell-count="273" meta:object-count="0"/>
  </office:meta>
</office:document-meta>
</file>